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Mono" svg:font-family="AndaleMono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Helvetica" fo:font-size="12pt" fo:language="none" fo:country="none" style:font-name-asian="Helvetica" style:font-size-asian="12pt" style:language-asian="none" style:country-asian="none" style:font-name-complex="Helvetica" style:font-size-complex="12pt" style:language-complex="none" style:country-complex="none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7070" calcext:value-type="float">
            <text:p>707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Mono" svg:font-family="AndaleMono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5:52:47.609200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10-05T15:54:40.722686529</dc:date>
    <meta:editing-duration>P2DT3H33M10S</meta:editing-duration>
    <meta:editing-cycles>69</meta:editing-cycles>
    <meta:document-statistic meta:table-count="1" meta:cell-count="1846" meta:object-count="0"/>
  </office:meta>
</office:document-meta>
</file>